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Narrow" svg:font-family="'Arial Narrow', sans-serif"/>
    <style:font-face style:name="Arial1" svg:font-family="Arial, sans-serif"/>
    <style:font-face style:name="Century Gothic" svg:font-family="'Century Gothic', sans-serif"/>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134cm" table:align="left"/>
    </style:style>
    <style:style style:name="Tabla1.A" style:family="table-column">
      <style:table-column-properties style:column-width="7.288cm"/>
    </style:style>
    <style:style style:name="Tabla1.B" style:family="table-column">
      <style:table-column-properties style:column-width="7.846cm"/>
    </style:style>
    <style:style style:name="Tabla1.A1" style:family="table-cell">
      <style:table-cell-properties fo:padding="0cm" fo:border="none"/>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weight="bold" style:font-weight-asian="bold" style:font-weight-complex="bold"/>
    </style:style>
    <style:style style:name="P5" style:family="paragraph" style:parent-style-name="Standard">
      <style:paragraph-properties fo:line-height="150%"/>
      <style:text-properties fo:font-weight="normal" style:font-weight-asian="normal" style:font-weight-complex="normal"/>
    </style:style>
    <style:style style:name="P6" style:family="paragraph" style:parent-style-name="Standard">
      <style:paragraph-properties fo:line-height="150%" fo:text-align="justify" style:justify-single-word="false"/>
      <style:text-properties fo:font-weight="normal" style:font-weight-asian="normal" style:font-weight-complex="normal"/>
    </style:style>
    <style:style style:name="P7"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50%"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line-height="150%"/>
      <style:text-properties style:text-underline-style="none" fo:font-weight="normal" style:font-weight-asian="normal" style:font-weight-complex="normal"/>
    </style:style>
    <style:style style:name="P11"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12" style:family="paragraph" style:parent-style-name="Standard" style:list-style-name="L1">
      <style:paragraph-properties fo:line-height="150%" fo:text-align="justify" style:justify-single-word="false"/>
      <style:text-properties style:text-underline-style="none" fo:font-weight="normal" style:font-weight-asian="normal" style:font-weight-complex="normal"/>
    </style:style>
    <style:style style:name="P13" style:family="paragraph" style:parent-style-name="Standard" style:list-style-name="L2">
      <style:paragraph-properties fo:line-height="150%" fo:text-align="justify" style:justify-single-word="false"/>
      <style:text-properties style:text-underline-style="none" fo:font-weight="normal" style:font-weight-asian="normal" style:font-weight-complex="normal"/>
    </style:style>
    <style:style style:name="P14" style:family="paragraph" style:parent-style-name="Standard" style:list-style-name="L2">
      <style:paragraph-properties fo:line-height="150%"/>
      <style:text-properties style:text-underline-style="none" fo:font-weight="normal" style:font-weight-asian="normal" style:font-weight-complex="normal"/>
    </style:style>
    <style:style style:name="P15" style:family="paragraph" style:parent-style-name="Standard" style:list-style-name="L3">
      <style:paragraph-properties fo:line-height="150%"/>
      <style:text-properties style:text-underline-style="none" fo:font-weight="normal" style:font-weight-asian="normal" style:font-weight-complex="normal"/>
    </style:style>
    <style:style style:name="P16"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17" style:family="paragraph" style:parent-style-name="Standard">
      <style:paragraph-properties fo:line-height="150%" fo:text-align="center" style:justify-single-word="false"/>
      <style:text-properties fo:font-weight="bold" style:font-weight-asian="bold" style:font-weight-complex="bold"/>
    </style:style>
    <style:style style:name="P18" style:family="paragraph" style:parent-style-name="Standard">
      <style:paragraph-properties fo:margin-left="2cm" fo:margin-right="0cm" fo:margin-top="0cm" fo:margin-bottom="0cm" style:contextual-spacing="false" fo:line-height="150%" fo:text-align="justify" style:justify-single-word="false" fo:text-indent="0cm" style:auto-text-indent="false"/>
      <style:text-properties style:font-name="Century Gothic" fo:font-size="11pt" style:text-underline-style="solid" style:text-underline-width="auto" style:text-underline-color="font-color" fo:font-weight="bold" officeooo:paragraph-rsid="00112884" style:font-weight-asian="bold" style:font-weight-complex="bold"/>
    </style:style>
    <style:style style:name="P19" style:family="paragraph" style:parent-style-name="Text_20_body">
      <style:paragraph-properties fo:line-height="150%" fo:text-align="center" style:justify-single-word="false"/>
    </style:style>
    <style:style style:name="P20" style:family="paragraph" style:parent-style-name="Text_20_body">
      <style:paragraph-properties fo:margin-top="0cm" fo:margin-bottom="0cm" style:contextual-spacing="false"/>
    </style:style>
    <style:style style:name="P21" style:family="paragraph" style:parent-style-name="Text_20_body">
      <style:paragraph-properties fo:margin-top="0cm" fo:margin-bottom="0cm" style:contextual-spacing="false" fo:text-align="justify" style:justify-single-word="false"/>
    </style:style>
    <style:style style:name="P22" style:family="paragraph" style:parent-style-name="Text_20_body">
      <style:paragraph-properties fo:margin-top="0cm" fo:margin-bottom="0cm" style:contextual-spacing="false" fo:text-align="justify" style:justify-single-word="false"/>
      <style:text-properties style:font-name="Century Gothic" fo:font-size="11pt"/>
    </style:style>
    <style:style style:name="P23" style:family="paragraph" style:parent-style-name="Text_20_body" style:list-style-name="L4">
      <style:paragraph-properties fo:margin-top="0cm" fo:margin-bottom="0cm" style:contextual-spacing="false" fo:text-align="justify" style:justify-single-word="false"/>
      <style:text-properties style:font-name="Century Gothic" fo:font-size="11pt"/>
    </style:style>
    <style:style style:name="P24" style:family="paragraph" style:parent-style-name="Text_20_body" style:list-style-name="L5">
      <style:paragraph-properties fo:margin-top="0cm" fo:margin-bottom="0cm" style:contextual-spacing="false" fo:text-align="justify" style:justify-single-word="false"/>
      <style:text-properties style:font-name="Century Gothic" fo:font-size="11pt"/>
    </style:style>
    <style:style style:name="P25" style:family="paragraph" style:parent-style-name="Text_20_body" style:list-style-name="L6">
      <style:paragraph-properties fo:margin-top="0cm" fo:margin-bottom="0cm" style:contextual-spacing="false" fo:text-align="justify" style:justify-single-word="false"/>
      <style:text-properties style:font-name="Century Gothic" fo:font-size="11pt"/>
    </style:style>
    <style:style style:name="P26" style:family="paragraph" style:parent-style-name="Text_20_body" style:list-style-name="L7">
      <style:paragraph-properties fo:margin-top="0cm" fo:margin-bottom="0cm" style:contextual-spacing="false" fo:text-align="justify" style:justify-single-word="false"/>
      <style:text-properties style:font-name="Century Gothic" fo:font-size="11pt"/>
    </style:style>
    <style:style style:name="P27" style:family="paragraph" style:parent-style-name="Text_20_body" style:list-style-name="L8">
      <style:paragraph-properties fo:margin-top="0cm" fo:margin-bottom="0cm" style:contextual-spacing="false" fo:text-align="justify" style:justify-single-word="false"/>
      <style:text-properties style:font-name="Century Gothic" fo:font-size="11pt"/>
    </style:style>
    <style:style style:name="P28" style:family="paragraph" style:parent-style-name="Text_20_body" style:list-style-name="L9">
      <style:paragraph-properties fo:margin-top="0cm" fo:margin-bottom="0cm" style:contextual-spacing="false" fo:text-align="justify" style:justify-single-word="false"/>
      <style:text-properties style:font-name="Century Gothic" fo:font-size="11pt"/>
    </style:style>
    <style:style style:name="P29" style:family="paragraph" style:parent-style-name="Text_20_body" style:list-style-name="L10">
      <style:paragraph-properties fo:margin-top="0cm" fo:margin-bottom="0cm" style:contextual-spacing="false" fo:text-align="justify" style:justify-single-word="false"/>
      <style:text-properties style:font-name="Century Gothic" fo:font-size="11pt"/>
    </style:style>
    <style:style style:name="P30" style:family="paragraph" style:parent-style-name="Text_20_body" style:list-style-name="L11">
      <style:paragraph-properties fo:margin-top="0cm" fo:margin-bottom="0cm" style:contextual-spacing="false" fo:text-align="justify" style:justify-single-word="false"/>
      <style:text-properties style:font-name="Century Gothic" fo:font-size="11pt"/>
    </style:style>
    <style:style style:name="P31" style:family="paragraph" style:parent-style-name="Text_20_body">
      <style:paragraph-properties fo:margin-top="0cm" fo:margin-bottom="0cm" style:contextual-spacing="false" fo:line-height="150%" fo:text-align="justify" style:justify-single-word="false"/>
    </style:style>
    <style:style style:name="P32" style:family="paragraph" style:parent-style-name="Text_20_body">
      <style:paragraph-properties fo:margin-left="1.91cm" fo:margin-right="0cm" fo:margin-top="0cm" fo:margin-bottom="0cm" style:contextual-spacing="false" fo:text-align="end" style:justify-single-word="false" fo:text-indent="0cm" style:auto-text-indent="false"/>
      <style:text-properties style:font-name="Century Gothic" fo:font-size="11pt" fo:font-style="italic" officeooo:paragraph-rsid="00112884"/>
    </style:style>
    <style:style style:name="P33" style:family="paragraph" style:parent-style-name="Text_20_body">
      <style:paragraph-properties fo:margin-left="1.91cm" fo:margin-right="0cm" fo:margin-top="0cm" fo:margin-bottom="0cm" style:contextual-spacing="false" fo:text-align="justify" style:justify-single-word="false" fo:text-indent="0cm" style:auto-text-indent="false"/>
      <style:text-properties style:font-name="Century Gothic" fo:font-size="11pt" fo:language="es" fo:country="ES"/>
    </style:style>
    <style:style style:name="P34" style:family="paragraph" style:parent-style-name="Text_20_body">
      <style:paragraph-properties fo:margin-left="1.91cm" fo:margin-right="0cm" fo:margin-top="0cm" fo:margin-bottom="0cm" style:contextual-spacing="false" fo:text-align="justify" style:justify-single-word="false" fo:orphans="0" fo:widows="0" fo:text-indent="0cm" style:auto-text-indent="false"/>
      <style:text-properties style:font-name="Century Gothic" fo:font-size="11pt"/>
    </style:style>
    <style:style style:name="P35" style:family="paragraph" style:parent-style-name="Text_20_body">
      <style:paragraph-properties fo:margin-left="1.91cm" fo:margin-right="0cm" fo:margin-top="0cm" fo:margin-bottom="0cm" style:contextual-spacing="false" fo:text-align="justify" style:justify-single-word="false" fo:text-indent="0cm" style:auto-text-indent="false"/>
    </style:style>
    <style:style style:name="P36" style:family="paragraph" style:parent-style-name="Text_20_body">
      <style:paragraph-properties fo:margin-left="1.91cm" fo:margin-right="0cm" fo:margin-top="0cm" fo:margin-bottom="0cm" style:contextual-spacing="false" fo:text-align="justify" style:justify-single-word="false" fo:orphans="0" fo:widows="0" fo:text-indent="0cm" style:auto-text-indent="false"/>
    </style:style>
    <style:style style:name="P37" style:family="paragraph" style:parent-style-name="Text_20_body">
      <style:paragraph-properties fo:margin-left="1.91cm" fo:margin-right="0cm" fo:margin-top="0cm" fo:margin-bottom="0cm" style:contextual-spacing="false" fo:text-align="justify" style:justify-single-word="false" fo:text-indent="0cm" style:auto-text-indent="false"/>
      <style:text-properties style:font-name="Arial1" fo:font-size="10pt" fo:language="es" fo:country="ES"/>
    </style:style>
    <style:style style:name="P38" style:family="paragraph" style:parent-style-name="Text_20_body">
      <style:paragraph-properties fo:margin-left="8.74cm" fo:margin-right="0cm" fo:margin-top="0cm" fo:margin-bottom="0cm" style:contextual-spacing="false" fo:text-indent="1.251cm" style:auto-text-indent="false"/>
    </style:style>
    <style:style style:name="P39" style:family="paragraph" style:parent-style-name="Text_20_body">
      <style:paragraph-properties fo:margin-left="0.75cm" fo:margin-right="0cm" fo:margin-top="0cm" fo:margin-bottom="0cm" style:contextual-spacing="false" fo:text-align="justify" style:justify-single-word="false" fo:text-indent="0cm" style:auto-text-indent="false"/>
    </style:style>
    <style:style style:name="P40" style:family="paragraph" style:parent-style-name="Text_20_body">
      <style:paragraph-properties fo:margin-left="0cm" fo:margin-right="0cm" fo:margin-top="0cm" fo:margin-bottom="0cm" style:contextual-spacing="false" fo:line-height="150%" fo:text-align="justify" style:justify-single-word="false" fo:text-indent="1cm" style:auto-text-indent="false"/>
      <style:text-properties officeooo:paragraph-rsid="00112884"/>
    </style:style>
    <style:style style:name="P41" style:family="paragraph" style:parent-style-name="Text_20_body">
      <style:paragraph-properties fo:margin-left="0cm" fo:margin-right="0cm" fo:margin-top="0cm" fo:margin-bottom="0cm" style:contextual-spacing="false" fo:line-height="150%" fo:text-align="justify" style:justify-single-word="false" fo:text-indent="0.951cm" style:auto-text-indent="false"/>
    </style:style>
    <style:style style:name="P42" style:family="paragraph" style:parent-style-name="Text_20_body">
      <style:paragraph-properties fo:margin-left="0cm" fo:margin-right="0cm" fo:margin-top="0cm" fo:margin-bottom="0cm" style:contextual-spacing="false" fo:line-height="150%" fo:text-align="justify" style:justify-single-word="false" fo:text-indent="0.951cm" style:auto-text-indent="false"/>
      <style:text-properties officeooo:paragraph-rsid="00112884"/>
    </style:style>
    <style:style style:name="P43" style:family="paragraph" style:parent-style-name="Text_20_body">
      <style:paragraph-properties fo:margin-left="1cm" fo:margin-right="0cm" fo:margin-top="0cm" fo:margin-bottom="0cm" style:contextual-spacing="false" fo:line-height="150%" fo:text-align="justify" style:justify-single-word="false" fo:text-indent="-1cm" style:auto-text-indent="false"/>
      <style:text-properties officeooo:paragraph-rsid="00112884"/>
    </style:style>
    <style:style style:name="P44" style:family="paragraph" style:parent-style-name="Text_20_body">
      <style:paragraph-properties fo:margin-left="1cm" fo:margin-right="0cm" fo:margin-top="0cm" fo:margin-bottom="0cm" style:contextual-spacing="false" fo:text-align="justify" style:justify-single-word="false" fo:text-indent="-1cm" style:auto-text-indent="false"/>
    </style:style>
    <style:style style:name="P45" style:family="paragraph" style:parent-style-name="Text_20_body">
      <style:paragraph-properties fo:margin-left="1cm" fo:margin-right="0cm" fo:margin-top="0cm" fo:margin-bottom="0cm" style:contextual-spacing="false" fo:text-align="justify" style:justify-single-word="false" fo:text-indent="-1cm" style:auto-text-indent="false"/>
      <style:text-properties style:font-name="Arial1" fo:font-size="10pt" fo:language="es" fo:country="ES"/>
    </style:style>
    <style:style style:name="P46" style:family="paragraph" style:parent-style-name="Text_20_body">
      <style:paragraph-properties fo:margin-left="1cm" fo:margin-right="0cm" fo:margin-top="0cm" fo:margin-bottom="0cm" style:contextual-spacing="false" fo:text-align="justify" style:justify-single-word="false" fo:text-indent="0cm" style:auto-text-indent="false"/>
      <style:text-properties style:font-name="Arial1" fo:font-size="10pt" fo:language="es" fo:country="ES"/>
    </style:style>
    <style:style style:name="P47" style:family="paragraph" style:parent-style-name="Text_20_body">
      <style:paragraph-properties fo:margin-left="2cm" fo:margin-right="0cm" fo:margin-top="0cm" fo:margin-bottom="0cm" style:contextual-spacing="false" fo:text-align="justify" style:justify-single-word="false" fo:text-indent="0cm" style:auto-text-indent="false"/>
    </style:style>
    <style:style style:name="P48"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font-name="Century Gothic" fo:font-size="11pt"/>
    </style:style>
    <style:style style:name="P49"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font-name="Century Gothic" fo:font-size="11pt" officeooo:paragraph-rsid="00112884"/>
    </style:style>
    <style:style style:name="P50"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font-name="Century Gothic" fo:font-size="11pt" fo:language="es" fo:country="ES"/>
    </style:style>
    <style:style style:name="P51" style:family="paragraph" style:parent-style-name="Text_20_body">
      <style:paragraph-properties fo:margin-left="2cm" fo:margin-right="0cm" fo:margin-top="0cm" fo:margin-bottom="0cm" style:contextual-spacing="false" fo:text-align="justify" style:justify-single-word="false" fo:text-indent="-0.75cm" style:auto-text-indent="false"/>
      <style:text-properties style:font-name="Century Gothic" fo:font-size="11pt" fo:language="es" fo:country="ES"/>
    </style:style>
    <style:style style:name="P52" style:family="paragraph" style:parent-style-name="Text_20_body">
      <style:paragraph-properties fo:margin-left="1.93cm" fo:margin-right="0cm" fo:margin-top="0cm" fo:margin-bottom="0cm" style:contextual-spacing="false" fo:text-align="justify" style:justify-single-word="false" fo:text-indent="0cm" style:auto-text-indent="false"/>
      <style:text-properties style:font-name="Century Gothic" fo:font-size="11pt" officeooo:paragraph-rsid="00112884"/>
    </style:style>
    <style:style style:name="P53" style:family="paragraph" style:parent-style-name="Text_20_body">
      <style:paragraph-properties fo:margin-left="1.93cm" fo:margin-right="0cm" fo:margin-top="0cm" fo:margin-bottom="0cm" style:contextual-spacing="false" fo:text-align="justify" style:justify-single-word="false" fo:text-indent="0cm" style:auto-text-indent="false"/>
    </style:style>
    <style:style style:name="P54" style:family="paragraph" style:parent-style-name="Text_20_body">
      <style:paragraph-properties fo:margin-left="3cm" fo:margin-right="0cm" fo:margin-top="0cm" fo:margin-bottom="0cm" style:contextual-spacing="false" fo:text-align="justify" style:justify-single-word="false" fo:text-indent="0cm" style:auto-text-indent="false"/>
    </style:style>
    <style:style style:name="P55" style:family="paragraph" style:parent-style-name="Text_20_body">
      <style:paragraph-properties fo:margin-left="2.54cm" fo:margin-right="0cm" fo:margin-top="0cm" fo:margin-bottom="0cm" style:contextual-spacing="false" fo:text-align="justify" style:justify-single-word="false" fo:text-indent="0cm" style:auto-text-indent="false"/>
    </style:style>
    <style:style style:name="P56" style:family="paragraph" style:parent-style-name="Text_20_body">
      <style:paragraph-properties fo:margin-left="2.641cm" fo:margin-right="0cm" fo:margin-top="0cm" fo:margin-bottom="0cm" style:contextual-spacing="false" fo:text-align="justify" style:justify-single-word="false" fo:text-indent="0cm" style:auto-text-indent="false"/>
    </style:style>
    <style:style style:name="P57" style:family="paragraph" style:parent-style-name="Text_20_body">
      <style:paragraph-properties fo:margin-left="2.499cm" fo:margin-right="0cm" fo:margin-top="0cm" fo:margin-bottom="0cm" style:contextual-spacing="false" fo:text-align="justify" style:justify-single-word="false" fo:orphans="0" fo:widows="0" fo:text-indent="0cm" style:auto-text-indent="false"/>
    </style:style>
    <style:style style:name="P58" style:family="paragraph" style:parent-style-name="Text_20_body">
      <style:paragraph-properties fo:margin-left="3cm" fo:margin-right="0cm" fo:margin-top="0cm" fo:margin-bottom="0cm" style:contextual-spacing="false" fo:text-align="justify" style:justify-single-word="false" fo:text-indent="-3cm" style:auto-text-indent="false"/>
    </style:style>
    <style:style style:name="P59" style:family="paragraph" style:parent-style-name="Heading_20_3">
      <style:text-properties style:font-name="Century Gothic" fo:language="es" fo:country="ES"/>
    </style:style>
    <style:style style:name="P60" style:family="paragraph" style:parent-style-name="Heading_20_3">
      <style:text-properties style:font-name="Century Gothic" fo:font-size="12pt" fo:language="es" fo:country="ES"/>
    </style:style>
    <style:style style:name="P61" style:family="paragraph" style:parent-style-name="Table_20_Contents">
      <style:paragraph-properties fo:margin-top="0cm" fo:margin-bottom="0.499cm" style:contextual-spacing="false" fo:text-align="center" style:justify-single-word="false"/>
      <style:text-properties style:font-name="Century Gothic" fo:font-size="11pt" fo:font-weight="bold"/>
    </style:style>
    <style:style style:name="P62" style:family="paragraph" style:parent-style-name="Heading_20_4">
      <style:paragraph-properties fo:text-align="start" style:justify-single-word="false"/>
      <style:text-properties fo:language="es" fo:country="ES"/>
    </style:style>
    <style:style style:name="P63" style:family="paragraph" style:parent-style-name="Heading_20_6">
      <style:text-properties style:font-name="Century Gothic" fo:font-size="11pt" fo:language="es" fo:country="ES"/>
    </style:style>
    <style:style style:name="P64" style:family="paragraph" style:parent-style-name="Heading_20_1">
      <style:paragraph-properties fo:line-height="150%" fo:text-align="center" style:justify-single-word="false"/>
      <style:text-properties fo:font-weight="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1pt"/>
    </style:style>
    <style:style style:name="T9" style:family="text">
      <style:text-properties style:font-name="Century Gothic" fo:font-size="11pt"/>
    </style:style>
    <style:style style:name="T10" style:family="text">
      <style:text-properties style:font-name="Century Gothic" fo:font-size="11pt" fo:language="es" fo:country="ES"/>
    </style:style>
    <style:style style:name="T11" style:family="text">
      <style:text-properties style:font-name="Century Gothic" fo:font-size="11pt" fo:language="es" fo:country="ES" fo:font-weight="bold"/>
    </style:style>
    <style:style style:name="T12" style:family="text">
      <style:text-properties style:font-name="Century Gothic" fo:font-size="11pt" fo:font-weight="bold"/>
    </style:style>
    <style:style style:name="T13" style:family="text">
      <style:text-properties style:font-name="Century Gothic" fo:font-size="11pt" fo:font-weight="bold" style:font-weight-asian="bold" style:font-weight-complex="bold"/>
    </style:style>
    <style:style style:name="T14" style:family="text">
      <style:text-properties style:font-name="Century Gothic" fo:font-size="11pt" style:text-underline-style="solid" style:text-underline-width="auto" style:text-underline-color="font-color"/>
    </style:style>
    <style:style style:name="T15" style:family="text">
      <style:text-properties style:font-name="Century Gothic" fo:font-size="11pt" style:text-underline-style="solid" style:text-underline-width="auto" style:text-underline-color="font-color" fo:font-weight="bold"/>
    </style:style>
    <style:style style:name="T16" style:family="text">
      <style:text-properties style:font-name="Century Gothic" fo:font-size="11pt" fo:font-weight="normal" style:font-weight-asian="normal" style:font-weight-complex="normal"/>
    </style:style>
    <style:style style:name="T17" style:family="text">
      <style:text-properties style:font-name="Century Gothic" fo:font-size="10pt"/>
    </style:style>
    <style:style style:name="T18" style:family="text">
      <style:text-properties style:font-name="Century Gothic" fo:font-size="10pt" fo:font-weight="bold"/>
    </style:style>
    <style:style style:name="T19" style:family="text">
      <style:text-properties style:font-name="Century Gothic" fo:font-size="10pt" fo:font-weight="bold" style:font-weight-asian="bold" style:font-weight-complex="bold"/>
    </style:style>
    <style:style style:name="T20" style:family="text">
      <style:text-properties style:font-name="Century Gothic" fo:font-size="10pt" fo:font-weight="normal" style:font-weight-asian="normal" style:font-weight-complex="normal"/>
    </style:style>
    <style:style style:name="T21" style:family="text">
      <style:text-properties fo:color="#333333" style:font-name="Arial Narrow" fo:font-size="13pt" fo:background-color="#fafafa"/>
    </style:style>
    <style:style style:name="T22" style:family="text">
      <style:text-properties fo:color="#333333" style:font-name="Century Gothic" fo:font-size="11pt" fo:background-color="#fafafa"/>
    </style:style>
    <style:style style:name="T23" style:family="text">
      <style:text-properties fo:color="#000000" style:font-name="Century Gothic" fo:font-size="11pt"/>
    </style:style>
    <style:style style:name="T24" style:family="text">
      <style:text-properties fo:color="#000000" style:font-name="Century Gothic" fo:font-size="11pt" fo:font-weight="bold"/>
    </style:style>
    <style:style style:name="T25" style:family="text">
      <style:text-properties officeooo:rsid="00112884"/>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span text:style-name="T10">CONTRATO DE ARRENDAMIENTO DE VIVIENDA</text:span></text:h>
      <text:p text:style-name="P20"/>
      <text:p text:style-name="P20"/>
      <text:p text:style-name="P20"/>
      <text:p text:style-name="P32">En………………………, a [curdate]</text:p>
      <text:p text:style-name="P38"/>
      <text:h text:style-name="P60" text:outline-level="3">R E U N I D O S</text:h>
      <text:p text:style-name="P39"/>
      <text:p text:style-name="P40"><text:span text:style-name="T18">De una parte</text:span> <text:span text:style-name="T17">D/Dña </text:span><text:span text:style-name="T19">[representanteempcontrato]</text:span><text:span text:style-name="T17">, y D/Dña </text:span><text:span text:style-name="T19">…........................</text:span> <text:span text:style-name="T17">mayores de edad, estado civil…………………en régimen de ……………….., con domicilio en el municipio de……………………….. calle ……………..…………………………………..…… D.N.I/N.I.F número </text:span><text:span text:style-name="T19">[cifrepresentanteempcontrato]</text:span><text:span text:style-name="T17">, y …………………….. respectivamente, que en adelante serán denominados el Arrendador.</text:span></text:p>
      <text:p text:style-name="P41"/>
      <text:p text:style-name="P42"><text:span text:style-name="T18">De otra </text:span><text:span text:style-name="T17">D/Dña </text:span><text:span text:style-name="T19">[representantecontrato]</text:span><text:span text:style-name="T17">, y D/Dña ………………….……………………………………...</text:span> <text:span text:style-name="T17">mayores de edad, estado civil…………………en régimen de ……………….., con domicilio en el municipio de ……………………. calle </text:span><text:span text:style-name="T20">[dirrepresentantecontrato]</text:span><text:span text:style-name="T17">, D.N.I/N.I.F número </text:span><text:span text:style-name="T20">[cifrepresentantecontrato]</text:span><text:span text:style-name="T17">, y …………………….. respectivamente, que en adelante serán denominados la parte arrendataria.</text:span></text:p>
      <text:p text:style-name="P21"/>
      <text:h text:style-name="P59" text:outline-level="3">I N T E R V I E N E N</text:h>
      <text:p text:style-name="P21"/>
      <text:p text:style-name="P21"><text:span text:style-name="T10">Ambas partes en su propio nombre y derecho, reconociéndose en el concepto en que respectivamente intervienen, la capacidad legal necesaria para el otorgamiento del presente </text:span><text:span text:style-name="T11">CONTRATO DE ARRENDAMIENTO DE VIVIENDA</text:span><text:span text:style-name="T10">, a cuyo efecto</text:span></text:p>
      <text:p text:style-name="P21"/>
      <text:p text:style-name="P21"/>
      <text:h text:style-name="P63" text:outline-level="6">E X P O N E N</text:h>
      <text:p text:style-name="P20"/>
      <text:p text:style-name="P21"/>
      <text:p text:style-name="P43"><text:span text:style-name="T12">l.- </text:span><text:span text:style-name="T9">Que D/Dña </text:span><text:span text:style-name="T13">[representantecontrato]</text:span><text:span text:style-name="T9"> y D/Dña. ………………………………. es propietaria del inmueble sito en </text:span><text:span text:style-name="T16">[dirvivienda]</text:span><text:span text:style-name="T9">, inscrito en el Registro de la Propiedad nº………. de ……………….…., al Tomo…… , Libro…… , folio …….., finca……...</text:span></text:p>
      <text:p text:style-name="P46"><text:span text:style-name="T9">Se adjunta como anexo I al presente contrato, fotocopia del Certificado de eficiencia energética</text:span><text:span text:style-name="T21">, </text:span><text:span text:style-name="T22">de</text:span> <text:span text:style-name="T9">conformidad con lo establecido en el Real Decreto 235/2013, de 5 de abril.</text:span></text:p>
      <text:p text:style-name="P44"/>
      <text:p text:style-name="P45"><text:span text:style-name="T12">II.</text:span><text:span text:style-name="T9">- Que la parte arrendataria está interesada en el arriendo de la vivienda descrita anteriormente.</text:span></text:p>
      <text:p text:style-name="P44"><text:soft-page-break/></text:p>
      <text:p text:style-name="P44"><text:span text:style-name="T12">III.- </text:span><text:span text:style-name="T9">Las partes se reconocen mutua y recíprocamente la capacidad legal necesaria para contratar y obligarse y acuerdan, suscribir el presente Contrato, que tiene la consideración legal de arrendamiento para uso de vivienda, rigiéndose con carácter preferente por los pactos contenidos en este Contrato, en la vigente Ley de Arrendamientos Urbanos Ley 29/1994, de 24 de noviembre, en adelante LAU), </text:span><text:span text:style-name="T10">adaptada a la Ley 4/2013 de 5 de junio, de medidas de flexibilización y con carácter supletorio es de aplicación lo previsto en el Código Civil. </text:span></text:p>
      <text:p text:style-name="P44"/>
      <text:p text:style-name="P44"><text:span text:style-name="T12">IV.-</text:span> <text:span text:style-name="T9">La parte arrendataria declara conocer la vivienda en el estado en el que actualmente se encuentra, estando conforme con el mismo.</text:span></text:p>
      <text:p text:style-name="P44"/>
      <text:p text:style-name="P21"><text:span text:style-name="T12">V.-</text:span> <text:span text:style-name="T9">Que previo lo expuesto, las partes formalizan el presente CONTRATO DE ARRENDAMIENTO en base a las siguientes,</text:span></text:p>
      <text:p text:style-name="P21"/>
      <text:h text:style-name="P59" text:outline-level="3">E S T I P U L A C I O N E S </text:h>
      <text:p text:style-name="P21"/>
      <text:p text:style-name="P21"><text:span text:style-name="T15">PRIMERA.-</text:span> <text:span text:style-name="T12">Objeto del Contrato.</text:span></text:p>
      <text:p text:style-name="P21"/>
      <text:list xml:id="list3717489782457144592" text:style-name="L4">
        <text:list-item>
          <text:p text:style-name="P23">Objeto.</text:p>
        </text:list-item>
      </text:list>
      <text:p text:style-name="P21"/>
      <text:p text:style-name="P33">Mediante la firma del presente Contrato la arrendadora cede en alquiler a la parte arrendataria, que acepta por el mismo título de arriendo, el uso de la vivienda mencionada en el expositivo I.</text:p>
      <text:p text:style-name="P35"/>
      <text:p text:style-name="P33">La vivienda se arrienda en el estado físico, constructivo y de instalaciones que presenta actualmente el mismo, con carácter de cuerpo cierto, y en la situación jurídica y urbanístico-administrativa que presenta actualmente la vivienda.</text:p>
      <text:p text:style-name="P35"/>
      <text:p text:style-name="P33">La parte arrendataria declara conocer y aceptar todas las referidas circunstancias que en la actualidad concurren en la vivienda.</text:p>
      <text:p text:style-name="P21"/>
      <text:p text:style-name="P37"><text:span text:style-name="T9">En la vivienda ………….(si/no) se encuentran bienes muebles que también son objeto de arrendamiento y que son los que se detallan en hoja adjunta al presente contrato, como anexo II.</text:span></text:p>
      <text:p text:style-name="P47"/>
      <text:list xml:id="list1988156395252829301" text:style-name="L5">
        <text:list-item>
          <text:p text:style-name="P24">Posesión.</text:p>
        </text:list-item>
      </text:list>
      <text:p text:style-name="P47"/>
      <text:p text:style-name="P48">La arrendadora entrega en este mismo acto a la parte arrendataria, y ésta acepta a su conformidad, la posesión de la vivienda arrendada.</text:p>
      <text:p text:style-name="P21"/>
      <text:list xml:id="list147140350411871144" text:style-name="L6">
        <text:list-item>
          <text:p text:style-name="P25">Destino.</text:p>
        </text:list-item>
      </text:list>
      <text:p text:style-name="P21"/>
      <text:p text:style-name="P48">La vivienda se arrienda con la finalidad de ser destinada sólo y exclusivamente a vivienda, no pudiendo variarse tal uso, sin el consentimiento expreso y por escrito de la arrendadora.</text:p>
      <text:p text:style-name="P47"/>
      <text:p text:style-name="P48">El incumplimiento de esta obligación será causa bastante de resolución de este contrato.</text:p>
      <text:p text:style-name="P47"/>
      <text:p text:style-name="P48">El arrendatario se obliga a no instalar, motores, máquinas, equipos, etc., que produzcan, humos, aires, vibraciones o ruidos molestos o insalubres <text:soft-page-break/>para los demás ocupantes del inmueble o de los colindantes de la propiedad, o que puedan afectar a la consistencia, solidez, o conservación del inmueble.</text:p>
      <text:p text:style-name="P48">El arrendatario se obliga, en caso de hallarse la vivienda integrada en un inmueble en Régimen de Comunidad Horizontal, a cumplir en todo momento las Normas Estatutarias Reglamentarias y los acuerdos de la Comunidad de Propietarios tenga establecidas o establezcan, las cuales declara conocer y aceptar, en orden a la utilización de los servicios, elementos comunes y buen régimen de convivencia.</text:p>
      <text:p text:style-name="P47"/>
      <text:p text:style-name="P48">El arrendatario vendrá obligado a poner inmediatamente en conocimiento de la propiedad, por escrito, cualquier novedad o hecho que pueda ser dañoso para la vivienda o perjudicial para el arrendatario, u ocupantes del inmueble; en el supuesto de incumplimiento de esta obligación serán por cuenta del arrendatario todos los perjuicios que se pudieran irrogar. </text:p>
      <text:p text:style-name="P47"/>
      <text:p text:style-name="P48">Queda expresamente prohibida la cesión y el subarriendo de la vivienda.</text:p>
      <text:p text:style-name="P47"/>
      <text:p text:style-name="P22">Cláusula 4 Responsabilidad</text:p>
      <text:p text:style-name="P21"/>
      <text:p text:style-name="P51">La parte arrendataria se hace responsable de cuantos daños puedan ocasionarse a terceras personas o cosas, y sean consecuencia directa o indirecta del uso y utilización de la vivienda, motivadas por omisión, negligencia o mal uso de los ocupantes de la vivienda y sus instalaciones. </text:p>
      <text:p text:style-name="P21"/>
      <text:p text:style-name="P21"/>
      <text:p text:style-name="P21"><text:span text:style-name="T15">SEGUNDA</text:span><text:span text:style-name="T12">.- Plazo de vigencia contractual.</text:span></text:p>
      <text:p text:style-name="P21"/>
      <text:list xml:id="list1715301862627577704" text:style-name="L7">
        <text:list-item>
          <text:p text:style-name="P26">Inicio de la vigencia.</text:p>
        </text:list-item>
      </text:list>
      <text:p text:style-name="P21"/>
      <text:p text:style-name="P48">El inicio de la vigencia del presente contrato comenzará a partir del día <text:span text:style-name="T25">[curdate]</text:span></text:p>
      <text:p text:style-name="P21"/>
      <text:p text:style-name="P22">Cláusula 2 Duración.</text:p>
      <text:p text:style-name="P21"/>
      <text:p text:style-name="P47"><text:bookmark text:name="resalte_10"/><text:bookmark text:name="resalte_11"/><text:span text:style-name="T10">El plazo de duración de este contrato es de UN AÑO, a contar desde el otorgamiento del presente contrato, prorrogable, a voluntad de la parte arrendataria, por periodos anuales sucesivos hasta un periodo de tres años, conforme al régimen previsto en el artículo 9</text:span> <text:span text:style-name="T10">LAU</text:span> <text:span text:style-name="T10">de la LAU, salvo que el arrendatario manifieste al arrendador, con treinta días de antelación como mínimo a la fecha de terminación del contrato o de cualquiera de sus prorrogas, su voluntad de no renovarlo.</text:span></text:p>
      <text:p text:style-name="P47"/>
      <text:p text:style-name="P47"><text:bookmark text:name="resalte_12"/><text:span text:style-name="T10">De conformidad con el artículo 10 artículo.10 LAUde la LAU, una vez transcurrido este plazo de tres años, si ninguna de las partes notifica a la otra, al menos con treinta días de antelación, su voluntad de no renovarlo, el contrato se prorrogará necesariamente durante un año más.</text:span></text:p>
      <text:p text:style-name="P47"/>
      <text:p text:style-name="P21"/>
      <text:p text:style-name="P50"><text:bookmark text:name="resalte_14"/><text:bookmark text:name="resalte_15"/>Al contrato  prorrogado le seguirá siendo de aplicación el régimen establecido en el presente contrato.</text:p>
      <text:p text:style-name="P47"/>
      <text:p text:style-name="P21"/>
      <text:p text:style-name="P22">Cláusula 3 Finalización.</text:p>
      <text:p text:style-name="P21"/>
      <text:p text:style-name="P48">A la finalización del arriendo, sea cual sea la causa que produzca la misma, <text:soft-page-break/>(resolución, rescisión o extinción), la parte arrendataria deberá dejar la vivienda en el estado en que se encontraba, así como libre de cargas, obligaciones y deudas de cualquier tipo, sin necesidad de previo aviso o requerimiento. La ocupación de la vivienda una vez finalizado el arriendo y sus prórrogas, no implicará, en ningún caso, derecho arrendaticio alguno, ni tácita reconducción del arriendo, y, la arrendadora tendrá derecho a percibir de la parte arrendataria, en concepto de sanción penal, una cantidad de 100 euros, por cada día de retraso o demora en la entrega de la vivienda, hasta la fecha en que la arrendadora recupere la posesión efectiva del mismo en las condiciones pactadas en este Contrato.</text:p>
      <text:p text:style-name="P47"/>
      <text:p text:style-name="P21"><text:span text:style-name="T15">TERCERA.-</text:span> <text:span text:style-name="T12">Condiciones económicas.</text:span></text:p>
      <text:p text:style-name="P21"/>
      <text:p text:style-name="P22">Cláusula 1 Renta.</text:p>
      <text:p text:style-name="P21"/>
      <text:p text:style-name="P52">La renta del arriendo, que deberá satisfacer la parte arrendataria a la arrendadora, queda fijada en la suma de <text:span text:style-name="T3">[textocantidadcontrato]</text:span> mensuales.</text:p>
      <text:p text:style-name="P53"/>
      <text:list xml:id="list7781514580208948303" text:style-name="L8">
        <text:list-item>
          <text:p text:style-name="P27">Devengo de la renta.</text:p>
        </text:list-item>
      </text:list>
      <text:p text:style-name="P21"/>
      <text:p text:style-name="P48">La renta comenzará a devengarse y será exigible a la parte arrendataria desde esta misma fecha.</text:p>
      <text:p text:style-name="P21"/>
      <text:list xml:id="list1292843935134176945" text:style-name="L9">
        <text:list-item>
          <text:p text:style-name="P28">Revisiones anuales de la renta.</text:p>
        </text:list-item>
      </text:list>
      <text:p text:style-name="P21"/>
      <text:p text:style-name="P50">La renta mensual, será revisada anualmente, de año en año, esto es, por periodos de doce meses cumplidos, durante toda la vigencia del arrendamiento, para acomodarla a las variaciones que sufra el Índice de Precios de Consumo (IPC) publicado por el Instituto Nacional de Estadística (u Organismo análogo que lo sustituya) para el conjunto Nacional Total, durante los doce meses naturales inmediatamente anteriores a la fecha de cada revisión. De tal modo, que la nueva renta (o Renta Revisada o Actualizada) vendrá constituida por el resultado de sumar o restar (según proceda) a la renta hasta entonces vigente, el resultado de aplicar el mencionado sistema de revisión.</text:p>
      <text:p text:style-name="P47"/>
      <text:p text:style-name="P22">Cláusula 4 Gastos generales y comunes.</text:p>
      <text:p text:style-name="P21"/>
      <text:p text:style-name="P48">Serán por cuenta y cargo del arrendador los gastos ordinarios de la Comunidad de Propietarios, así como el Impuesto sobre Bienes Inmuebles que grave la vivienda que será por cuenta del arrendador.</text:p>
      <text:p text:style-name="P54"/>
      <text:p text:style-name="P21"/>
      <text:p text:style-name="P22">Cláusula 5 Gastos privativos.</text:p>
      <text:p text:style-name="P21"/>
      <text:p text:style-name="P48">En el precio del presente arriendo de vivienda no se comprenden los gastos privativos e individualizados relativos a suministros y servicios privativos de la vivienda, reparación, mantenimiento y conservación de la vivienda y sus instalaciones, etc.).</text:p>
      <text:p text:style-name="P47"/>
      <text:p text:style-name="P48">El arrendatario satisfará, íntegramente y a su costa, el importe total de los referidos gastos, directamente a los respectivos proveedores de los conceptos a los que se refieran los mismos, estando igualmente obligada a contratar a su nombre, con las respectivas compañías suministradoras, los servicios y suministros de la vivienda.</text:p>
      <text:p text:style-name="P21"/>
      <text:p text:style-name="P22"><text:soft-page-break/>Cláusula 6 Forma de pago del alquiler.</text:p>
      <text:p text:style-name="P21"/>
      <text:p text:style-name="P48">El pago del alquiler, o de cualquier otra cantidad que pudiera traer causa en el presente Contrato, se efectuará por adelantado, dentro de los siete primeros días naturales de cada mes, sin necesidad de previo requerimiento de pago, mediante transferencia bancaria en la Cuenta Corriente número:</text:p>
      <text:p text:style-name="P47"/>
      <text:p text:style-name="P18"><text:span text:style-name="T2">[bancocontrato]</text:span></text:p>
      <text:p text:style-name="P47"/>
      <text:p text:style-name="P48">que al efecto designa en este momento el arrendador, sin que dicha domiciliación pueda quedar nunca desvirtuada por cualquier práctica en contra, y, del mismo modo, al pago de cualquier gasto o comisión que por tal gestión de cobro, o en su caso devolución, se establezca por entidad bancaria o Caja de Ahorros. </text:p>
      <text:p text:style-name="P21"/>
      <text:p text:style-name="P22">Cláusula 7 Demora.</text:p>
      <text:p text:style-name="P21"/>
      <text:p text:style-name="P48">Cualquier cantidad debida a la arrendadora que resulte impagada por causas imputables a la parte arrendataria, devengará intereses de demora en favor de la primera al tipo vigente en aquel momento del interés legal del dinero más tres puntos, sin necesidad de previo requerimiento de pago y sin perjuicio de las acciones y derechos que correspondan a la arrendadora de acuerdo con la Ley y con este Contrato.</text:p>
      <text:p text:style-name="P47"/>
      <text:p text:style-name="P48">El incumplimiento de cualquier obligación de pago de la parte arrendataria, dentro del término establecido, será causa suficiente para finalizar el arriendo e iniciar desahucio, siendo por cuenta del arrendatario todos los gastos y costas que por esta causa se produzcan.</text:p>
      <text:p text:style-name="P21"/>
      <text:p text:style-name="P21"/>
      <text:p text:style-name="P22">Cláusula 9 Fianza.</text:p>
      <text:p text:style-name="P21"/>
      <text:p text:style-name="P49">La parte arrendataria constituye fianza legal arrendaticia en este acto por importe de <text:span text:style-name="T3">[fianzacontrato]</text:span> equivalente a <text:span text:style-name="T25">dos</text:span> mensualidad<text:span text:style-name="T25">es</text:span>, mediante su entrega en efectivo, sirviendo el presente documento como carta de pago de la citada cantidad.</text:p>
      <text:p text:style-name="P47"/>
      <text:p text:style-name="P48">Transcurrido los tres años de vigencia de contrato, la fianza se actualizará anualmente, la existencia de la fianza no servirá de pretexto para retrasar el pago de la renta o de cualquiera de las cantidades cuyo pago ha asumido el arrendatario.</text:p>
      <text:p text:style-name="P47"/>
      <text:p text:style-name="P48">Resuelto o rescindido el presente contrato, por cualquier causa, o suprimida la obligación legal de constituir fianza, la arrendadora deberá devolver a la parte arrendataria el importe de la fianza.</text:p>
      <text:p text:style-name="P21"/>
      <text:p text:style-name="P21"/>
      <text:p text:style-name="P21"><text:span text:style-name="T15">CUARTA.-</text:span> <text:span text:style-name="T12">Obras y estado de devolución de la vivienda.</text:span></text:p>
      <text:p text:style-name="P21"/>
      <text:p text:style-name="P22">Cláusula 1 Obras.</text:p>
      <text:p text:style-name="P21"/>
      <text:p text:style-name="P48">Sin autorización expresa y por escrito de la arrendadora los arrendatarios no podrán realizar obras e instalaciones que afecten a la configuración de la vivienda, a sus instalaciones básicas, o a los elementos comunes o estructurales de la misma.</text:p>
      <text:p text:style-name="P21"><text:soft-page-break/></text:p>
      <text:p text:style-name="P22">Cláusula 2 Devolución de Vivienda.</text:p>
      <text:p text:style-name="P21"/>
      <text:p text:style-name="P48">En todo caso, a la finalización del arriendo, la parte arrendataria vendrá obligada a entregar la vivienda a la arrendadora en el mismo estado de conservación que se lo encontró a la entrega de las llaves, salvo el desgaste propio del uso de la misma, siendo de cuenta y cargo de la parte arrendataria la ejecución y coste de cuantas actuaciones, obras e instalaciones, deban efectuarse para conseguir aquel estado.</text:p>
      <text:p text:style-name="P21"/>
      <text:p text:style-name="P22">Cláusula 3 Examen de la Vivienda.</text:p>
      <text:p text:style-name="P21"/>
      <text:p text:style-name="P48">La parte arrendataria se obliga a permitir el acceso a la vivienda, en horario razonable y previo consentimiento de la parte arrendataria, a los técnicos o expertos designados por la arrendadora, para la inspección del estado de conservación de la vivienda, o la comprobación y/o realización de cualquier clase de obras o reparaciones que afecten al mismo.</text:p>
      <text:p text:style-name="P47"/>
      <text:p text:style-name="P21"><text:span text:style-name="T15">QUINTA</text:span><text:span text:style-name="T12">.- Renuncias.</text:span></text:p>
      <text:p text:style-name="P21"/>
      <text:p text:style-name="P48">Al amparo de la libertad de pactos reconocida y conforme a la legislación vigente que establece la posibilidad de renuncia a los derechos de adquisición preferente por parte del arrendatario, éste hace expresa renuncia a:</text:p>
      <text:p text:style-name="P47"/>
      <text:p text:style-name="P48">El derecho de adquisición preferente (tanteo y retracto) previsto en el artículo 25 de la Ley 29/1994 de Arrendamientos Urbanos (L.A.U.), que le pudiera corresponder por su condición de arrendataria, en el supuesto de que el propietario transmitiera, por cualquier título y en cualquier momento, total o parcialmente, la propiedad del Inmueble arrendado.</text:p>
      <text:p text:style-name="P21"/>
      <text:p text:style-name="P21"/>
      <text:h text:style-name="P62" text:outline-level="4"><text:span text:style-name="T14">SEXTA</text:span><text:span text:style-name="T9">.- Cesión, subarriendo.-</text:span></text:h>
      <text:p text:style-name="P54"/>
      <text:p text:style-name="P48">El arrendatario, se obliga a no subarrendar, en todo o en parte, ni ceder la vivienda arrendada. En caso de que el arrendatario incumpliera esta condición, podrá el arrendador resolver el contrato.</text:p>
      <text:p text:style-name="P47"/>
      <text:p text:style-name="P21"><text:span text:style-name="T15">SEPTIMA.</text:span><text:span text:style-name="T12">- Formalización.</text:span></text:p>
      <text:p text:style-name="P21"/>
      <text:p text:style-name="P47"><text:span text:style-name="T9">Para que los arrendamientos concertados sobre fincas urbanas, surtan efecto frente a terceros, deberán inscribirse en el Registro de la Propiedad</text:span><text:span text:style-name="T10">. Los gastos y derechos que se deriven de esta actuación serán de cuenta de la parte que solicite la formalización, repartiéndose a partes iguales si interesara a ambas partes. </text:span></text:p>
      <text:p text:style-name="P21"/>
      <text:p text:style-name="P47"/>
      <text:p text:style-name="P31"><text:span text:style-name="T15">OCTAVA</text:span><text:span text:style-name="T12">.- </text:span><text:span text:style-name="T24">Cláusula de sometimiento a Arbitraje.</text:span></text:p>
      <text:p text:style-name="P21"/>
      <text:p text:style-name="P34">Las partes para cualquier controversia, discrepancia, aplicación o interpretación del presente contrato, se someten al arbitraje de la Asociación Europea de Arbitraje (AEADE).</text:p>
      <text:p text:style-name="P36"/>
      <text:p text:style-name="P34"><text:soft-page-break/>A efectos de notificaciones y comunicaciones las partes designan los domicilios que constan en el presente contrato, pudiéndose enviar cualquier notificación o comunicación, incluso las relativas al procedimiento arbitral, de manera indistinta a cualquiera de ellos. En el supuesto de que alguna de las partes contratantes cambie de domicilio a efectos de notificaciones, deberá comunicárselo fehacientemente a la otra. Dado que las partes han pactado un convenio arbitral, en el caso de que una de las partes inicie el procedimiento arbitral contra la otra, de acuerdo con lo estipulado en el artículo 5 de la Ley 60/2003 de Arbitraje, aceptan que cualquier notificación o comunicación se considerará recibida tanto si ha sido entregada al destinatario como si ha sido intentada su entrega en el domicilio designado en el contrato.</text:p>
      <text:p text:style-name="P36"/>
      <text:p text:style-name="P36"><text:span text:style-name="T23">En este supuesto, se entenderá intentada la entrega cuando, al menos, consten dos avisos de entrega de la empresa estatal Correos y Telégrafos S.A. o de un Organismo o empresa similar en alguno de los domicilios designados en el contrato, que en el caso del arrendatario será el domicilio arrendado y los domicilios que a continuación se designan (ej. domicilio de un familiar)</text:span><text:span text:style-name="T9">:</text:span></text:p>
      <text:p text:style-name="P55"/>
      <text:list xml:id="list489842274724734894" text:style-name="L10">
        <text:list-item>
          <text:p text:style-name="P29">____________________________________________________________</text:p>
        </text:list-item>
      </text:list>
      <text:p text:style-name="P56"/>
      <text:list xml:id="list5709190026006347715" text:style-name="L11">
        <text:list-item>
          <text:p text:style-name="P30">____________________________________________________________</text:p>
        </text:list-item>
      </text:list>
      <text:p text:style-name="P21"/>
      <text:p text:style-name="P34">(Si son varios inquilinos o avalistas) Los arrendatarios aceptan igualmente que en el supuesto de que no se encontraren los arrendatarios en el domicilio arrendado, podrá efectuarse la entrega a cualquier arrendatario o al avalista advirtiendo a éste que está obligado a entregar la copia de la resolución o la cédula al destinatario de ésta, o a darle aviso si sabe su paradero.</text:p>
      <text:p text:style-name="P34">En el supuesto de que no se encontraren los arrendatarios en el domicilio arrendado, podrá efectuarse la entrega a cualquier familiar mayor de 14 años que se encuentre en ese lugar, o al conserje, advirtiendo a éste que está obligado a entregar la copia de la resolución o la cédula al destinatario de ésta, o a darle aviso si sabe su paradero.</text:p>
      <text:p text:style-name="P57"/>
      <text:p text:style-name="P20"/>
      <text:p text:style-name="P21"/>
      <text:p text:style-name="P22">Y en prueba de conformidad, las partes dejan redactado este documento, en cuyo contenido se afirman y ratifican, firmándolo por duplicado ejemplar y a un sólo efecto, en la ciudad y fecha expresados en el encabezamiento.</text:p>
      <text:p text:style-name="P58"/>
      <text:p text:style-name="P58"/>
      <text:p text:style-name="P58"/>
      <text:p text:style-name="P58"/>
      <text:p text:style-name="P21"/>
      <table:table table:name="Tabla1" table:style-name="Tabla1">
        <table:table-column table:style-name="Tabla1.A"/>
        <table:table-column table:style-name="Tabla1.B"/>
        <table:table-row>
          <table:table-cell table:style-name="Tabla1.A1" office:value-type="string">
            <text:p text:style-name="P61">EL ARRENDADOR</text:p>
          </table:table-cell>
          <table:table-cell table:style-name="Tabla1.A1" office:value-type="string">
            <text:p text:style-name="P61">EL ARRENDATARIO</text:p>
          </table:table-cell>
        </table:table-row>
      </table:table>
      <text:p text:style-name="P20"/>
      <text:p text:style-name="P19"><text:span text:style-name="T10"/></text:p>
      <text:p text:style-name="P4"/>
      <text:p text:style-name="P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Narrow" svg:font-family="'Arial Narrow', sans-serif"/>
    <style:font-face style:name="Arial1" svg:font-family="Arial, sans-serif"/>
    <style:font-face style:name="Century Gothic" svg:font-family="'Century Gothic', sans-serif"/>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text">
      <style:paragraph-properties fo:margin-top="0.423cm" fo:margin-bottom="0.499cm" style:contextual-spacing="false"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6" style:display-name="Heading 6" style:family="paragraph" style:parent-style-name="Header" style:next-style-name="Text_20_body" style:default-outline-level="6" style:list-style-name="" style:class="text">
      <style:text-properties style:font-name="Times New Roman" fo:font-size="7pt" fo:font-weight="bold" style:font-name-asian="DejaVu Sans" style:font-size-asian="7pt" style:font-weight-asian="bold" style:font-name-complex="DejaVu Sans" style:font-size-complex="7pt" style:font-weight-complex="bold"/>
    </style:style>
    <style:style style:name="Heading_20_4" style:display-name="Heading 4" style:family="paragraph" style:parent-style-name="Header"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Cristina Marco Hernández</meta:initial-creator>
    <meta:creation-date>2007-06-19T11:34:11</meta:creation-date>
    <dc:date>2013-09-27T09:23:16</dc:date>
    <meta:printed-by>Cristina Marco Hernández</meta:printed-by>
    <meta:print-date>2007-06-19T13:32:04</meta:print-date>
    <dc:language>es-ES</dc:language>
    <meta:editing-cycles>42</meta:editing-cycles>
    <meta:editing-duration>PT3H44M15S</meta:editing-duration>
    <meta:document-statistic meta:table-count="1" meta:image-count="0" meta:object-count="0" meta:page-count="7" meta:paragraph-count="89" meta:word-count="2445" meta:character-count="15585" meta:non-whitespace-character-count="13230"/>
    <meta:user-defined meta:name="Info 1"/>
    <meta:user-defined meta:name="Info 2"/>
    <meta:user-defined meta:name="Info 3"/>
    <meta:user-defined meta:name="Info 4"/>
  </office:meta>
</office:document-meta>
</file>